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2" style:parent-style-name="Predvolenépísmoodseku" style:family="text">
      <style:text-properties/>
    </style:style>
    <style:style style:name="P1" style:parent-style-name="Normálny" style:master-page-name="MP0" style:family="paragraph">
      <style:paragraph-properties>
        <style:drop-cap style:length="1" style:lines="3"/>
      </style:paragraph-properties>
    </style:style>
    <style:style style:name="TableColumn4" style:family="table-column">
      <style:table-column-properties style:column-width="0.2916in" style:use-optimal-column-width="false"/>
    </style:style>
    <style:style style:name="TableColumn5" style:family="table-column">
      <style:table-column-properties style:column-width="2.6631in" style:use-optimal-column-width="false"/>
    </style:style>
    <style:style style:name="Table3" style:family="table">
      <style:table-properties style:width="2.9548in" fo:margin-left="-0.0208in" table:align="left"/>
    </style:style>
    <style:style style:name="TableRow6" style:family="table-row">
      <style:table-row-properties style:min-row-height="0.2013in" style:use-optimal-row-height="false"/>
    </style:style>
    <style:style style:name="TableCell7" style:family="table-cell">
      <style:table-cell-properties fo:border="none" style:writing-mode="lr-tb" fo:padding-top="0in" fo:padding-left="0.0208in" fo:padding-bottom="0in" fo:padding-right="0.0208in"/>
    </style:style>
    <style:style style:name="P8" style:parent-style-name="Normálny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9" style:family="table-cell">
      <style:table-cell-properties fo:border="none" style:writing-mode="lr-tb" fo:padding-top="0in" fo:padding-left="0.0208in" fo:padding-bottom="0in" fo:padding-right="0.0208in"/>
    </style:style>
    <style:style style:name="P10" style:parent-style-name="Normálny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Row11" style:family="table-row">
      <style:table-row-properties style:min-row-height="0.6048in" style:use-optimal-row-height="false"/>
    </style:style>
    <style:style style:name="TableCell12" style:family="table-cell">
      <style:table-cell-properties fo:border="none" style:writing-mode="lr-tb" fo:padding-top="0in" fo:padding-left="0.0208in" fo:padding-bottom="0in" fo:padding-right="0.0208in"/>
    </style:style>
    <style:style style:name="P13" style:parent-style-name="Normálny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14" style:family="table-cell">
      <style:table-cell-properties fo:border="none" style:writing-mode="lr-tb" fo:padding-top="0in" fo:padding-left="0.0208in" fo:padding-bottom="0in" fo:padding-right="0.0208in"/>
    </style:style>
    <style:style style:name="P15" style:parent-style-name="Normálny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Row16" style:family="table-row">
      <style:table-row-properties style:min-row-height="0.8069in" style:use-optimal-row-height="false"/>
    </style:style>
    <style:style style:name="TableCell17" style:family="table-cell">
      <style:table-cell-properties fo:border="none" style:writing-mode="lr-tb" fo:padding-top="0in" fo:padding-left="0.0208in" fo:padding-bottom="0in" fo:padding-right="0.0208in"/>
    </style:style>
    <style:style style:name="P18" style:parent-style-name="Normálny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19" style:family="table-cell">
      <style:table-cell-properties fo:border="none" style:writing-mode="lr-tb" fo:padding-top="0in" fo:padding-left="0.0208in" fo:padding-bottom="0in" fo:padding-right="0.0208in"/>
    </style:style>
    <style:style style:name="P20" style:parent-style-name="Normálny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Row21" style:family="table-row">
      <style:table-row-properties style:min-row-height="0.4034in" style:use-optimal-row-height="false"/>
    </style:style>
    <style:style style:name="TableCell22" style:family="table-cell">
      <style:table-cell-properties fo:border="none" style:writing-mode="lr-tb" fo:padding-top="0in" fo:padding-left="0.0208in" fo:padding-bottom="0in" fo:padding-right="0.0208in"/>
    </style:style>
    <style:style style:name="P23" style:parent-style-name="Normálny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24" style:family="table-cell">
      <style:table-cell-properties fo:border="none" style:writing-mode="lr-tb" fo:padding-top="0in" fo:padding-left="0.0208in" fo:padding-bottom="0in" fo:padding-right="0.0208in"/>
    </style:style>
    <style:style style:name="P25" style:parent-style-name="Normálny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Row26" style:family="table-row">
      <style:table-row-properties style:min-row-height="0.2013in" style:use-optimal-row-height="false"/>
    </style:style>
    <style:style style:name="TableCell27" style:family="table-cell">
      <style:table-cell-properties fo:border="none" style:writing-mode="lr-tb" fo:padding-top="0in" fo:padding-left="0.0208in" fo:padding-bottom="0in" fo:padding-right="0.0208in"/>
    </style:style>
    <style:style style:name="P28" style:parent-style-name="Normálny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29" style:family="table-cell">
      <style:table-cell-properties fo:border="none" style:writing-mode="lr-tb" fo:padding-top="0in" fo:padding-left="0.0208in" fo:padding-bottom="0in" fo:padding-right="0.0208in"/>
    </style:style>
    <style:style style:name="P30" style:parent-style-name="Normálny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Row31" style:family="table-row">
      <style:table-row-properties style:min-row-height="0.6048in" style:use-optimal-row-height="false"/>
    </style:style>
    <style:style style:name="TableCell32" style:family="table-cell">
      <style:table-cell-properties fo:border="none" style:writing-mode="lr-tb" fo:padding-top="0in" fo:padding-left="0.0208in" fo:padding-bottom="0in" fo:padding-right="0.0208in"/>
    </style:style>
    <style:style style:name="P33" style:parent-style-name="Normálny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34" style:family="table-cell">
      <style:table-cell-properties fo:border="none" style:writing-mode="lr-tb" fo:padding-top="0in" fo:padding-left="0.0208in" fo:padding-bottom="0in" fo:padding-right="0.0208in"/>
    </style:style>
    <style:style style:name="P35" style:parent-style-name="Normálny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Row36" style:family="table-row">
      <style:table-row-properties style:min-row-height="0.6048in" style:use-optimal-row-height="false"/>
    </style:style>
    <style:style style:name="TableCell37" style:family="table-cell">
      <style:table-cell-properties fo:border="none" style:writing-mode="lr-tb" fo:padding-top="0in" fo:padding-left="0.0208in" fo:padding-bottom="0in" fo:padding-right="0.0208in"/>
    </style:style>
    <style:style style:name="P38" style:parent-style-name="Normálny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39" style:family="table-cell">
      <style:table-cell-properties fo:border="none" style:writing-mode="lr-tb" fo:padding-top="0in" fo:padding-left="0.0208in" fo:padding-bottom="0in" fo:padding-right="0.0208in"/>
    </style:style>
    <style:style style:name="P40" style:parent-style-name="Normálny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Row41" style:family="table-row">
      <style:table-row-properties style:min-row-height="0.4034in" style:use-optimal-row-height="false"/>
    </style:style>
    <style:style style:name="TableCell42" style:family="table-cell">
      <style:table-cell-properties fo:border="none" style:writing-mode="lr-tb" fo:padding-top="0in" fo:padding-left="0.0208in" fo:padding-bottom="0in" fo:padding-right="0.0208in"/>
    </style:style>
    <style:style style:name="P43" style:parent-style-name="Normálny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44" style:family="table-cell">
      <style:table-cell-properties fo:border="none" style:writing-mode="lr-tb" fo:padding-top="0in" fo:padding-left="0.0208in" fo:padding-bottom="0in" fo:padding-right="0.0208in"/>
    </style:style>
    <style:style style:name="P45" style:parent-style-name="Normálny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Row46" style:family="table-row">
      <style:table-row-properties style:min-row-height="0.4034in" style:use-optimal-row-height="false"/>
    </style:style>
    <style:style style:name="TableCell47" style:family="table-cell">
      <style:table-cell-properties fo:border="none" style:writing-mode="lr-tb" fo:padding-top="0in" fo:padding-left="0.0208in" fo:padding-bottom="0in" fo:padding-right="0.0208in"/>
    </style:style>
    <style:style style:name="P48" style:parent-style-name="Normálny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49" style:family="table-cell">
      <style:table-cell-properties fo:border="none" style:writing-mode="lr-tb" fo:padding-top="0in" fo:padding-left="0.0208in" fo:padding-bottom="0in" fo:padding-right="0.0208in"/>
    </style:style>
    <style:style style:name="P50" style:parent-style-name="Normálny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Row51" style:family="table-row">
      <style:table-row-properties style:min-row-height="0.4034in" style:use-optimal-row-height="false"/>
    </style:style>
    <style:style style:name="TableCell52" style:family="table-cell">
      <style:table-cell-properties fo:border="none" style:writing-mode="lr-tb" fo:padding-top="0in" fo:padding-left="0.0208in" fo:padding-bottom="0in" fo:padding-right="0.0208in"/>
    </style:style>
    <style:style style:name="P53" style:parent-style-name="Normálny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TableCell54" style:family="table-cell">
      <style:table-cell-properties fo:border="none" style:writing-mode="lr-tb" fo:padding-top="0in" fo:padding-left="0.0208in" fo:padding-bottom="0in" fo:padding-right="0.0208in"/>
    </style:style>
    <style:style style:name="P55" style:parent-style-name="Normálny" style:family="paragraph">
      <style:paragraph-properties style:text-autospace="none" fo:margin-bottom="0in" fo:line-height="100%"/>
      <style:text-properties style:font-name="Calibri" style:font-name-complex="Calibri" fo:color="#000000"/>
    </style:style>
    <style:style style:name="P56" style:parent-style-name="Normálny" style:family="paragraph">
      <style:text-properties fo:font-weight="bold" style:font-weight-asian="bold" style:font-weight-complex="bold"/>
    </style:style>
    <style:style style:name="P57" style:parent-style-name="Odsekzoznamu" style:list-style-name="LFO1" style:family="paragraph"/>
    <style:style style:name="P58" style:parent-style-name="Odsekzoznamu" style:list-style-name="LFO1" style:family="paragraph"/>
    <style:style style:name="P59" style:parent-style-name="Odsekzoznamu" style:list-style-name="LFO1" style:family="paragraph"/>
    <style:style style:name="P60" style:parent-style-name="Odsekzoznamu" style:list-style-name="LFO1" style:family="paragraph"/>
    <style:style style:name="P61" style:parent-style-name="Odsekzoznamu" style:list-style-name="LFO4" style:family="paragraph"/>
    <style:style style:name="P62" style:parent-style-name="Odsekzoznamu" style:list-style-name="LFO4" style:family="paragraph"/>
    <style:style style:name="P63" style:parent-style-name="Odsekzoznamu" style:list-style-name="LFO4" style:family="paragraph"/>
    <style:style style:name="P64" style:parent-style-name="Odsekzoznamu" style:list-style-name="LFO3" style:family="paragraph"/>
    <style:style style:name="P65" style:parent-style-name="Odsekzoznamu" style:list-style-name="LFO3" style:family="paragraph"/>
    <style:style style:name="P66" style:parent-style-name="Odsekzoznamu" style:list-style-name="LFO3" style:family="paragraph"/>
    <style:style style:name="P67" style:parent-style-name="Odsekzoznamu" style:list-style-name="LFO3" style:family="paragraph"/>
    <style:style style:name="P68" style:parent-style-name="Odsekzoznamu" style:list-style-name="LFO3" style:family="paragraph"/>
    <style:style style:name="P69" style:parent-style-name="Odsekzoznamu" style:list-style-name="LFO3" style:family="paragraph"/>
    <style:style style:name="P70" style:parent-style-name="Odsekzoznamu" style:list-style-name="LFO2" style:family="paragraph"/>
    <style:style style:name="P71" style:parent-style-name="Odsekzoznamu" style:list-style-name="LFO2" style:family="paragraph"/>
    <style:style style:name="P72" style:parent-style-name="Odsekzoznamu" style:list-style-name="LFO2" style:family="paragraph"/>
    <style:style style:name="P73" style:parent-style-name="Odsekzoznamu" style:list-style-name="LFO2" style:family="paragraph"/>
    <style:style style:name="P74" style:parent-style-name="Odsekzoznamu" style:list-style-name="LFO2" style:family="paragraph"/>
    <style:style style:name="P75" style:parent-style-name="Odsekzoznamu" style:list-style-name="LFO2" style:family="paragraph"/>
    <style:style style:name="P76" style:parent-style-name="Odsekzoznamu" style:list-style-name="LFO2" style:family="paragraph"/>
    <style:style style:name="P77" style:parent-style-name="Normálny" style:family="paragraph">
      <style:text-properties fo:font-weight="bold" style:font-weight-asian="bold" style:font-weight-complex="bold" fo:font-size="16pt" style:font-size-asian="16pt" style:font-size-complex="16pt"/>
    </style:style>
    <style:style style:name="S1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78" style:parent-style-name="Odsekzoznamu" style:list-style-name="LFO6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S2" style:family="section">
      <style:section-properties fo:margin-left="0in" fo:margin-right="0in" style:writing-mode="lr-tb"/>
    </style:style>
    <style:style style:name="T80" style:parent-style-name="Predvolenépísmoodseku" style:family="text">
      <style:text-properties/>
    </style:style>
    <style:style style:name="P79" style:parent-style-name="Odsekzoznamu" style:family="paragraph">
      <style:paragraph-properties>
        <style:drop-cap style:length="1" style:lines="3"/>
      </style:paragraph-properties>
    </style:style>
    <style:style style:name="S3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81" style:parent-style-name="Odsekzoznamu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83" style:parent-style-name="Predvolenépísmoodseku" style:family="text">
      <style:text-properties/>
    </style:style>
    <style:style style:name="P82" style:parent-style-name="Odsekzoznamu" style:family="paragraph">
      <style:paragraph-properties>
        <style:drop-cap style:length="1" style:lines="3"/>
      </style:paragraph-properties>
    </style:style>
    <style:style style:name="T84" style:parent-style-name="Predvolenépísmoodseku" style:family="text">
      <style:text-properties fo:font-weight="bold" style:font-weight-asian="bold" style:font-weight-complex="bold" fo:font-size="16pt" style:font-size-asian="16pt" style:font-size-complex="16pt"/>
    </style:style>
    <style:style style:name="T85" style:parent-style-name="Predvolenépísmoodseku" style:family="text">
      <style:text-properties fo:font-weight="bold" style:font-weight-asian="bold" style:font-weight-complex="bold" fo:font-size="16pt" style:font-size-asian="16pt" style:font-size-complex="16pt"/>
    </style:style>
    <style:style style:name="T87" style:parent-style-name="Predvolenépísmoodseku" style:family="text">
      <style:text-properties/>
    </style:style>
    <style:style style:name="P86" style:parent-style-name="Odsekzoznamu" style:family="paragraph">
      <style:paragraph-properties>
        <style:drop-cap style:length="1" style:lines="3"/>
      </style:paragraph-properties>
    </style:style>
    <style:style style:name="T88" style:parent-style-name="Predvolenépísmoodseku" style:family="text">
      <style:text-properties style:text-position="-13.6% 100%"/>
    </style:style>
    <style:style style:name="P89" style:parent-style-name="Odsekzoznamu" style:family="paragraph">
      <style:text-properties style:text-position="-13.6% 100%"/>
    </style:style>
    <style:style style:name="P90" style:parent-style-name="Odsekzoznamu" style:family="paragraph">
      <style:text-properties style:text-position="-13.6% 100%"/>
    </style:style>
    <style:style style:name="S4" style:family="section">
      <style:section-properties fo:margin-left="0in" fo:margin-right="0in" style:writing-mode="lr-tb"/>
    </style:style>
    <style:style style:name="P91" style:parent-style-name="Odsekzoznamu" style:family="paragraph">
      <style:text-properties style:text-position="-13.6% 100%"/>
    </style:style>
    <style:style style:name="P92" style:parent-style-name="Normálny" style:family="paragraph">
      <style:paragraph-properties>
        <style:tab-stops>
          <style:tab-stop style:type="left" style:position="4.3229in"/>
        </style:tab-stops>
      </style:paragraph-properties>
    </style:style>
    <style:style style:name="P93" style:parent-style-name="Normálny" style:family="paragraph">
      <style:paragraph-properties>
        <style:tab-stops>
          <style:tab-stop style:type="left" style:position="4.3229in"/>
        </style:tab-stops>
      </style:paragraph-properties>
    </style:style>
    <style:style style:name="P94" style:parent-style-name="Normálny" style:family="paragraph">
      <style:paragraph-properties>
        <style:tab-stops>
          <style:tab-stop style:type="left" style:position="4.3229in"/>
        </style:tab-stops>
      </style:paragraph-properties>
    </style:style>
    <style:style style:name="P95" style:parent-style-name="Normálny" style:family="paragraph">
      <style:paragraph-properties>
        <style:tab-stops>
          <style:tab-stop style:type="left" style:position="4.3229in"/>
        </style:tab-stops>
      </style:paragraph-properties>
    </style:style>
    <style:style style:name="P96" style:parent-style-name="Normálny" style:family="paragraph">
      <style:paragraph-properties>
        <style:tab-stops>
          <style:tab-stop style:type="left" style:position="4.3229in"/>
        </style:tab-stops>
      </style:paragraph-properties>
    </style:style>
    <style:style style:name="P97" style:parent-style-name="Normálny" style:family="paragraph">
      <style:paragraph-properties>
        <style:tab-stops>
          <style:tab-stop style:type="left" style:position="4.3229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T99" style:parent-style-name="Predvolenépísmoodseku" style:family="text">
      <style:text-properties/>
    </style:style>
    <style:style style:name="P98" style:parent-style-name="Normálny" style:family="paragraph">
      <style:paragraph-properties>
        <style:tab-stops>
          <style:tab-stop style:type="left" style:position="4.3229in"/>
        </style:tab-stops>
        <style:drop-cap style:length="1" style:lines="3"/>
      </style:paragraph-properties>
    </style:style>
    <style:style style:name="P100" style:parent-style-name="Normálny" style:family="paragraph">
      <style:paragraph-properties>
        <style:tab-stops>
          <style:tab-stop style:type="left" style:position="4.3229in"/>
        </style:tab-stops>
      </style:paragraph-properties>
    </style:style>
    <style:style style:name="P101" style:parent-style-name="Normálny" style:family="paragraph">
      <style:paragraph-properties>
        <style:tab-stops>
          <style:tab-stop style:type="left" style:position="4.3229in"/>
        </style:tab-stops>
      </style:paragraph-properties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D</text:span><draw:frame draw:z-index="251659264" draw:id="id0" draw:style-name="a0" draw:name="Textové pole 2" text:anchor-type="paragraph" svg:x="-0.20833in" svg:y="1.03125in" svg:width="3.44792in" svg:height="5.37292in" style:rel-width="scale" style:rel-height="scale"><draw:text-box><text:p text:style-name="Normálny"/><table:table table:style-name="Table3"><table:table-columns><table:table-column table:style-name="TableColumn4"/><table:table-column table:style-name="TableColumn5"/></table:table-columns><table:table-row table:style-name="TableRow6"><table:table-cell table:style-name="TableCell7"><text:p text:style-name="P8">1.</text:p></table:table-cell><table:table-cell table:style-name="TableCell9"><text:p text:style-name="P10">Bůh i člověk je jedno</text:p></table:table-cell></table:table-row><table:table-row table:style-name="TableRow11"><table:table-cell table:style-name="TableCell12"><text:p text:style-name="P13">2.</text:p></table:table-cell><table:table-cell table:style-name="TableCell14"><text:p text:style-name="P15">Člověk je sám bůh, který neporozuměl sám sobě a je tedy gargantuovský hlupák</text:p></table:table-cell></table:table-row><table:table-row table:style-name="TableRow16"><table:table-cell table:style-name="TableCell17"><text:p text:style-name="P18">3.</text:p></table:table-cell><table:table-cell table:style-name="TableCell19"><text:p text:style-name="P20">Pokud existují náboženství, kterých je mnoho tak všechny musí být stejně klamná jako jakákoliv jiná filozofie a pravda musí být jiná</text:p></table:table-cell></table:table-row><table:table-row table:style-name="TableRow21"><table:table-cell table:style-name="TableCell22"><text:p text:style-name="P23">4.</text:p></table:table-cell><table:table-cell table:style-name="TableCell24"><text:p text:style-name="P25">Smrt je součástí života a není důvod truchlit</text:p></table:table-cell></table:table-row><table:table-row table:style-name="TableRow26"><table:table-cell table:style-name="TableCell27"><text:p text:style-name="P28">5.</text:p></table:table-cell><table:table-cell table:style-name="TableCell29"><text:p text:style-name="P30">Realita je relevantní</text:p></table:table-cell></table:table-row><table:table-row table:style-name="TableRow31"><table:table-cell table:style-name="TableCell32"><text:p text:style-name="P33">6.</text:p></table:table-cell><table:table-cell table:style-name="TableCell34"><text:p text:style-name="P35">Všechna náboženství jsou zastaralá, tedy potřeba jiný systém náboženství a tedy i filozofie</text:p></table:table-cell></table:table-row><table:table-row table:style-name="TableRow36"><table:table-cell table:style-name="TableCell37"><text:p text:style-name="P38">7.</text:p></table:table-cell><table:table-cell table:style-name="TableCell39"><text:p text:style-name="P40">Vše podléhá zákonům přírody a člověk i příroda jsou jedno, stejně jako bůh.</text:p></table:table-cell></table:table-row><table:table-row table:style-name="TableRow41"><table:table-cell table:style-name="TableCell42"><text:p text:style-name="P43">8.</text:p></table:table-cell><table:table-cell table:style-name="TableCell44"><text:p text:style-name="P45">člověk je svobodný doopravdy, pokud je osvícený</text:p></table:table-cell></table:table-row><table:table-row table:style-name="TableRow46"><table:table-cell table:style-name="TableCell47"><text:p text:style-name="P48">9.</text:p></table:table-cell><table:table-cell table:style-name="TableCell49"><text:p text:style-name="P50">Pouze ten co je moudrý a osvícený je pravý člověk.</text:p></table:table-cell></table:table-row><table:table-row table:style-name="TableRow51"><table:table-cell table:style-name="TableCell52"><text:p text:style-name="P53">10.</text:p></table:table-cell><table:table-cell table:style-name="TableCell54"><text:p text:style-name="P55">Lidi, kteří nejsou, dostatečně inteligentní jsou pořád jen zvířata</text:p></table:table-cell></table:table-row></table:table><text:p text:style-name="Normálny"/></draw:text-box><svg:title/><svg:desc/></draw:frame>nešní svět potřebuje nové idey, které by byly přístupné novým technologiím a zároveň dnešní úrovni společnosti. Skoro všechny idey minulosti byly založené na nějakém předpokladu, že existuje část společnosti, která je utlačovaná nebo nezrovnoprávněna s ostatním společenstvím.<text:s/></text:p>
      <text:p text:style-name="Normálny">V tomto případě jsou to psychicky postižení a různí podivíni. Ale tak či onak je potřeba nějak oslovit velkou masu i když se to asi nepovede. Svým způsobem je důležité podotknout velký pokrok v technice.<text:s/>Kvůli složitosti dnešního světa bych řekl, že dobrá inspirace vychází z Budhismu a následně trochu i z vlivy decentralizmu a jistým způsobem i vliv pirátských stran. Respektive by šlo o reformu autorského vlastnictví posílení práv soukromí a transparentnosti státního ideálu stejně jako vliv punkové kultury. Pohled na náboženství vychází z budhismu, hinduismu a ateismu stejně jako z novopohanství, následně by se dalo říct, že co se týče sociálního a politického pohledu jde o více vlivů z pirátských stran a posléze důležitého punkového odporu k systému, který je stejně dost silně zastaralý a přebyrokratizovaný.<text:s/></text:p>
      <text:p text:style-name="Normálny">Náboženský vliv<text:s/>viz-nahoře je základních deset<text:s/>artiklů, stejně důležitých jako postavení boha v něm<text:s/>zašifrováno=&gt; Bůh, člověk a příroda jsou vzájemně spjaté stejně jako člověk a příroda jsou bůh. Pokud někdo věří v boha je to jeho osobní přesvědčení, má právo na uctívání jej v jakékoliv formě, ovšem není třeba kvůli tomu řídit se dogmaty abrahámovských náboženství. Jakékoliv uctívání boha je uctívání člověk a přírody, tedy by mělo býti nezdanitelné a přirozené, tedy všechny rituály by měli být individuální a BEZ OBĚTÍ jakéhokoliv druhů.<text:s/></text:p>
      <text:p text:style-name="Normálny">Uctívání boha nesmí nikdo z neužívat ve svoje obohacení stejně jako vymítání záporných částí, jelikož bůh má stejně jako člověk záporné vlastnosti, viz bible kde např. přikazuje obětování syna otcem a následně ho zastaví jako zkoušku oddanosti, což by se mohlo brát díky dnešním poznatkům jako nějaká porucha či potencionální úchylku.<text:s/></text:p>
      <text:p text:style-name="P56">Uctívání boha by mělo být tedy osobní záležitost.</text:p>
      <text:p text:style-name="Normálny">Co se týče pohledu sociálně-politického pohledu by se dalo zařadit do několika artiklů, které se rozdělují do čtyř tříd: tzv. kvarteto artiklů.<text:s/></text:p>
      <text:list text:style-name="LFO1" text:continue-numbering="true">
        <text:list-item>
          <text:p text:style-name="P57">Sociální</text:p>
        </text:list-item>
        <text:list-item>
          <text:p text:style-name="P58">Politická</text:p>
        </text:list-item>
        <text:list-item>
          <text:p text:style-name="P59">Cybernetická</text:p>
        </text:list-item>
        <text:list-item>
          <text:p text:style-name="P60">Vědecká</text:p>
        </text:list-item>
      </text:list>
      <text:p text:style-name="Odsekzoznamu"/>
      <text:p text:style-name="Normálny"><draw:frame draw:z-index="251667456" draw:id="id1" draw:style-name="a1" draw:name="Textové pole 2" text:anchor-type="paragraph" svg:x="0in" svg:y="5.95in" svg:width="2.58194in" svg:height="1.53611in" style:rel-width="scale" style:rel-height="scale"><draw:text-box><text:p text:style-name="Normálny">Vědecké artikly</text:p><text:list text:style-name="LFO4" text:continue-numbering="true"><text:list-item><text:p text:style-name="P61">Věda nesmí být omezována dogmaty a přebytečnou morálkou.</text:p></text:list-item><text:list-item><text:p text:style-name="P62">Věda musí být hnacím motorem společnosti.</text:p></text:list-item><text:list-item><text:p text:style-name="P63">Věda nesmí být monetizována vědcem.</text:p></text:list-item></text:list></draw:text-box><svg:title/><svg:desc/></draw:frame><draw:frame draw:z-index="251665408" draw:id="id2" draw:style-name="a2" draw:name="Textové pole 2" text:anchor-type="paragraph" svg:x="3.11458in" svg:y="3.91111in" svg:width="2.58194in" svg:height="1.53611in" style:rel-width="scale" style:rel-height="scale"><draw:text-box><text:p text:style-name="Normálny">Kybernetické artikly</text:p><text:list text:style-name="LFO3" text:continue-numbering="true"><text:list-item><text:p text:style-name="P64">Internet musí být místo, kde je řízená anarchie a možonost anonymity, která je dostupná pro všechy.</text:p></text:list-item><text:list-item><text:p text:style-name="P65">Na internetu nesmí existovat omezení pro sdílení bezpečného obsahu a aplikací, stejně jako musí být zabezpečeno před hackerskými útoky<text:s/></text:p></text:list-item><text:list-item><text:p text:style-name="P66">Počítače a UI se nesmí nikdy stát inteligentnějšími než člověk a stejně musí být rovnocenné jako společnost sama neboť už jsou její součástí jak kulturní tak i bezpečnostní či interakční.</text:p></text:list-item><text:list-item><text:p text:style-name="P67">Nikdo nesmí být omezován na internetu bez svého vlastního souhlasu.</text:p></text:list-item><text:list-item><text:p text:style-name="P68">Internet nesmí nikdo vlastní a může být modifikovaný.</text:p></text:list-item><text:list-item><text:p text:style-name="P69">Internet musí být zabezpečen.</text:p></text:list-item></text:list></draw:text-box><svg:title/><svg:desc/></draw:frame><draw:frame draw:z-index="251663360" draw:id="id3" draw:style-name="a3" draw:name="Textové pole 2" text:anchor-type="paragraph" svg:x="3.08819in" svg:y="0in" svg:width="2.58194in" svg:height="1.53611in" style:rel-width="scale" style:rel-height="scale"><draw:text-box><text:p text:style-name="Normálny">Politické artikly</text:p><text:list text:style-name="LFO2" text:continue-numbering="true"><text:list-item><text:p text:style-name="P70">Právo neutrality</text:p></text:list-item><text:list-item><text:p text:style-name="P71">Neutrální politika státu ve prospěch občanů</text:p></text:list-item><text:list-item><text:p text:style-name="P72">Transparentnost</text:p></text:list-item><text:list-item><text:p text:style-name="P73">Sociální a politická anonymita.</text:p></text:list-item><text:list-item><text:p text:style-name="P74">Právo na osvětu děti co se týče neutrální politiky.</text:p></text:list-item><text:list-item><text:p text:style-name="P75">Právo politického národního obrození.</text:p></text:list-item><text:list-item><text:p text:style-name="P76">Právo kulturně-politickou osvětu a svobodu stejně jako připomnění, že jsem každý součástí národu ale, i že jsme příbuzní z jinými a zároveň odlišní.</text:p></text:list-item></text:list></draw:text-box><svg:title/><svg:desc/></draw:frame><draw:frame draw:z-index="251661312" draw:id="id4" draw:style-name="a4" draw:name="Textové pole 2" text:anchor-type="paragraph" svg:x="0in" svg:y="0.0125in" svg:width="2.58194in" svg:height="1.53611in" style:rel-width="scale" style:rel-height="scale"><draw:text-box><text:p text:style-name="Normálny">Sociální<text:s/>artikly</text:p><text:p text:style-name="Normálny">1. Právo rovnosti podle vrozené inteligence.</text:p><text:p text:style-name="Normálny">2.Možnosti sociálního vyrovnání s psychicky a fyzicky postiženými, kteří se nemohou se plně angažovat ve společnosti a jsou vytlačováni na okraj společnosti.</text:p><text:p text:style-name="Normálny">3. Boj proti dogmatům.</text:p><text:p text:style-name="Normálny">4. Právo na sebeurčení národů bez možnosti vměšování se do situace.</text:p><text:p text:style-name="Normálny">5. Individuální sebeurčení v rámci společnosti a následné přijmání.</text:p><text:p text:style-name="Normálny">6. Vytvoření bezbariérní společnosti</text:p><text:p text:style-name="Normálny">7. Právo na soukromou anonymitu.</text:p><text:p text:style-name="Normálny">8. Překonání odmítání smrti.</text:p><text:p text:style-name="Normálny">9. Odtrhnutí od starých náboženství a starých systémů.</text:p><text:p text:style-name="Normálny">10. Právo na vytvoření tzv. elity národa, tedy všech lidí, kteří přispěli k vytvoření lepší společnosti, nebo mají IQ nad 130.</text:p></draw:text-box><svg:title/><svg:desc/></draw:frame></text:p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Normálny"/>
      <text:p text:style-name="P77"/>
      <text:section text:name="Sect1" text:style-name="S1">
        <text:list text:style-name="LFO6" text:continue-numbering="true">
          <text:list-item>
            <text:p text:style-name="P78">ČÁST: ČLOVĚK</text:p>
          </text:list-item>
        </text:list>
      </text:section>
      <text:section text:name="Sect2" text:style-name="S2">
        <text:p text:style-name="P79"><text:span text:style-name="T80">Č</text:span>lověk jakož to takový má dvě části (respektive tři) tedy muž a žena (případně dítě). Každá část je důležitá pro přežití lidského rodu Muž má spermii, to je první část a žena má vajíčko to je druhá část a z toho vznikne dítě, což je třetí část. Všechno pak je ovšem relevantní, jelikož je výchova dnes stejně částečně dělaná společností, místo toho aby se dítě vedlo i částečně samo. Každá má právo na svůj názor jenže v dětství nemáme vůbec svobodu názoru či projevu. Ovšem to neznamená je nechávat chovat se na veřejnosti jako malý fakany nebo rozmazlence.<text:s/>Navíc<text:s/></text:p>
        <text:p text:style-name="Odsekzoznamu"/>
        <text:p text:style-name="Odsekzoznamu">V dospělosti by ovšem některým chyběla spíše povinná osvěta jelikož ti co si pořizují to dítě jsou jaksi inteligenčně nevzdělaní mají spíše něco zbytečného našprtaného a přesto nepraktického. Jelikož dnes lidé jsou spíše tupé ovce je potřeba novou bezbariérovou ideu. Věří, že každý člověk tam kde je, ovšem dnes je to spíše dle reakce některých elitářů s naditými konty.<text:s/></text:p>
        <text:p text:style-name="Odsekzoznamu"/>
        <text:p text:style-name="Odsekzoznamu">Dítě v dospělosti je něco naučené má kariéru, ale dnes spíše jde pracovní zařazení než o nějaké integrace do systému. Stejně to není důležité. Život je krátký a co zbyde. Stejně lidé by se měli starat i o nějaké kulturní, nebo systémové dědictví jiným generacím, poněvadž, rozvoj, vědy, společnosti a kultury je nezbytně důležitý pro naše přežití z logiky, jelikož jsme v kruhu, systému. Náš život je na etapy a každý zažije jen jednu „tuhle! Jízdu jen jednou a na konci následují jeho, jeho děti a poté i děti jeho dětí.<text:s/></text:p>
        <text:p text:style-name="Odsekzoznamu"/>
        <text:p text:style-name="Odsekzoznamu"/>
        <text:p text:style-name="Odsekzoznamu"/>
        <text:p text:style-name="Odsekzoznamu">Ve stáří bychom měli být smířeni se smrtí a zároveň předávat zkušenosti jiným. Jenže oni jsou zhýčkaní některými kulturními styly. Ovšem kdyby se to vyřešilo nějakým kompromisem, ovšem<text:s/>jde o kompromis kulturně-sociálního problému. Jelikož dnes spíše vychovává okolí.<text:s/></text:p>
        <text:p text:style-name="Odsekzoznamu"/>
        <text:p text:style-name="Odsekzoznamu">Člověk má ovšem mozek, a to znamená že musí jet na nějakém „softwaru“ například na bohovi. Systém je svým způsobem nějaký zapisovač myšlenek a navíc je to tak, že myšlenka je výplod nebo odpadek tohoto softwaru. Buď jak buď, toto je jen nějaký výplod a hardware musí je plnit, neboť to je způsob jak něco vytvořit<text:s/>a předat jiným verzím softwaru.</text:p>
        <text:p text:style-name="Odsekzoznamu"/>
        <text:p text:style-name="Odsekzoznamu">Tedy člověk a bůh je jedno. Bůh je tedy omylný a nedokonalý.<text:s/></text:p>
        <text:p text:style-name="Odsekzoznamu"/>
        <text:p text:style-name="Odsekzoznamu">Všemi způsoby jsme sami bohy. Stejně jako příroda. Člověk je synem přírody a bůh je syn<text:s/>a otec boha. Ne jsme sami bohy. Jsme sami strůjci osudu.<text:s/></text:p>
        <text:p text:style-name="Odsekzoznamu"/>
        <text:p text:style-name="Odsekzoznamu">Každý kdo je sám svým bohem musí být inteligentní a tak či onak, má právo na svobodu.<text:s/></text:p>
        <text:p text:style-name="Odsekzoznamu"/>
        <text:p text:style-name="Odsekzoznamu">Ovšem nejsme neomylní tedy i bůh je neomylný. Nikdo nemá právo na to odporovat bohu, tedy nelze odporovat ani člověku.<text:s/></text:p>
        <text:p text:style-name="Odsekzoznamu"/>
        <text:p text:style-name="Odsekzoznamu">Nový systém musí být jiný než ostatní, tedy i více lidský. Musí člověk porozumět nejdříve svému vnitřku a pak tvořit nějaký systém.</text:p>
        <text:p text:style-name="Odsekzoznamu"/>
        <text:p text:style-name="Odsekzoznamu"/>
      </text:section>
      <text:section text:name="Sect3" text:style-name="S3">
        <text:p text:style-name="P81">ČÁST 2: BŮH</text:p>
        <text:p text:style-name="P82"><text:span text:style-name="T83">J</text:span>iž v první části jsem zmínil, že příroda, člověk a bůh jsou za jedno. Tedy vše jest propojené. Ovšem je tu jeden problém co je BŮH?<text:s/></text:p>
        <text:p text:style-name="Odsekzoznamu"/>
        <text:p text:style-name="Odsekzoznamu">Bůh je dle mého naše duše, naše vědomí.<text:s/>Tímto rozhodně nechci zneuctívat náboženství, ale potřeba udělat nějaký jiný koncept, který by byl modernější. A efektivnější než dnešní systém, který je kapitalistický a silně neefektivní, jelikož mnoho technologií bylo vynalezeno a mnoho jich bylo překonáno.<text:s/></text:p>
        <text:p text:style-name="Odsekzoznamu"/>
        <text:p text:style-name="Odsekzoznamu">Jen díky předákům furt máme zastaralý systém, který tak či tak brzy spadne i když se ho snaží udržet. Morálka stejně upadá a stejně se pod její záštitou ukrývá mnoho. Nic se světoborného neděje jen se stagnuje. Tento systém musí nejdříve vysvětlit boha.<text:s/></text:p>
        <text:p text:style-name="Odsekzoznamu"/>
        <text:p text:style-name="Odsekzoznamu">Bůh je duše nás a zároveň je vědomí. Nemůže to být osoba, musí to být energie. Stejně tak nemůže být nezávislá, ale může být nezničitelná.<text:s/></text:p>
        <text:p text:style-name="Odsekzoznamu"/>
        <text:p text:style-name="Odsekzoznamu">Nikdo nemá právo upírat člověka a zároveň tedy boha na svobodách a inteligenčních normách či nějakých<text:s/>jiných přirozených normách, v rámci přírody. Jediný co nás může omezovat je příroda a na to mnoho z nás zapomíná.</text:p>
        <text:p text:style-name="Odsekzoznamu"/>
        <text:p text:style-name="Odsekzoznamu"><text:span text:style-name="T84">ČÁ</text:span><text:span text:style-name="T85">ST 3: PŘÍRODA</text:span></text:p>
        <text:p text:style-name="P86"><text:span text:style-name="T87">P</text:span><text:span text:style-name="T88">Říroda neboli matka-zem nebo jak jinak jí nazveme je stoprocentně něco co je nad námi. Je s námi spjatá stejně jako pevně jako jsme pevně spjati mi s ní. Ovšem ona je nad námi a my jsme zodpovědní za její přežití stejně jako za svoje neboť jsme s ní spjatí.<text:s/></text:span></text:p>
        <text:p text:style-name="P89"/>
        <text:p text:style-name="P90">Jelikož jsme lidé a jsme stvoření přírodou tak musíme uznávat jen jednu věc a to je, že jsme na vrcholu potravního řetězce. Tedy jsme, ale jednak moudří a jsme obdařeni právě přírodou. Nikdo nesmí na ní vztáhnout ruku ale zároveň musí se dostávat civilizaci dál a dál, hlavně co se týče expanze do vesmíru. Všichni jsme si rovni s přírodou a musíme mít k ní úctu. Nesmíme na ní vztáhnout ruku. Musíme ovšem vyvíjet vědu, neboť jednou nás bude chtít příroda zabít a tedy musíme, právem se dostat na jiné planety a pokusit se na nich přežít. Vyspělost je závislá na technologiích a i na vědě a expanzi do vesmíru.<text:s/></text:p>
      </text:section>
      <text:section text:name="Sect4" text:style-name="S4">
        <text:p text:style-name="P91"/>
        <text:p text:style-name="Normálny"/>
        <text:p text:style-name="Normálny"/>
        <text:p text:style-name="Normálny"/>
        <text:p text:style-name="P92"><text:tab/></text:p>
        <text:p text:style-name="P93"/>
        <text:p text:style-name="P94"/>
        <text:p text:style-name="P95"/>
        <text:p text:style-name="P96"/>
        <text:p text:style-name="P97">ČÁST 4: SPOLEČENSTVÍ LIDÍ</text:p>
        <text:p text:style-name="P98"><text:span text:style-name="T99">T</text:span>ak jak nás vedou to nejde! Jsme otroci systému. Jsme rozdělení na východ a západ. Všichni s tím nevědomky souhlasí, aniž by si uvědomili jak to s tím je.<text:s/>Lidi jsou vlastně podobné ovcím, potřebují pastýře a vlčáka na popohánění. Vlastně by ty ovce měli řešit vlastnosti pastýře. Dnešní společenství těží z toho katolického s reformami (myslím tím dnešní západní společnost).<text:s/>A už si sem cpe i všechno možný a tak nepřežije. Tedy potřeba strukturovaný systém, který bude čerpat jen ze sebe. Ideologicky přijímající jen minimum a přesto homogenní. Vše na čem stojíme je ze starověku a teď kvůli tomu upadáme, potřebujeme nové základy.<text:s/>Nový společenství, které by odstranilo chyby starého systému.<text:s/></text:p>
        <text:p text:style-name="P100"/>
        <text:p text:style-name="P101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PMingLiU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zh" style:country-asian="TW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Odsekzoznamu" style:display-name="Odsek zoznamu" style:family="paragraph" style:parent-style-name="Normálny">
      <style:paragraph-properties fo:margin-left="0.5in">
        <style:tab-stops/>
      </style:paragraph-properties>
      <style:text-properties fo:hyphenate="false"/>
    </style:style>
    <style:style style:name="Hlavička" style:display-name="Hlavička" style:family="paragraph" style:parent-style-name="Normá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lavičkaChar" style:display-name="Hlavička Char" style:family="text" style:parent-style-name="Predvolenépísmoodseku"/>
    <style:style style:name="Päta" style:display-name="Päta" style:family="paragraph" style:parent-style-name="Normá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ätaChar" style:display-name="Päta Char" style:family="text" style:parent-style-name="Predvolenépísmoodsek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raj Spissak</meta:initial-creator>
    <dc:creator>Juraj Spissak</dc:creator>
    <meta:creation-date>2018-06-26T17:27:00Z</meta:creation-date>
    <dc:date>2018-06-26T17:27:00Z</dc:date>
    <meta:template xlink:href="Normal.dotm" xlink:type="simple"/>
    <meta:editing-cycles>2</meta:editing-cycles>
    <meta:editing-duration>PT0S</meta:editing-duration>
    <meta:document-statistic meta:page-count="1" meta:paragraph-count="15" meta:word-count="1101" meta:character-count="7584" meta:row-count="54" meta:non-whitespace-character-count="6498"/>
  </office:meta>
</office:document-meta>
</file>